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MessageBrokerConfiguration.simpAnnotationMethodMessageHandler( AbstractSubscribableChannel clientInboundChannel , AbstractSubscribableChannel clientOutboundChannel , SimpMessagingTemplate brokerMessagingTemplate , CompositeMessageConverter brokerMessageConvert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AbstractMessageBrokerConfiguration.getApplication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MessageBrokerConfiguration.configureClientOutboundChannel( ChannelRegistration registr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bstractMessageBrokerConfiguration.getValid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MessageBrokerConfiguration.configureClientInboundChannel( ChannelRegistration registr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bstractMessageBrokerConfiguration.addArgumentResolvers( List &lt; HandlerMethodArgumentResolver &gt; argumentResolv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bstractMessageBrokerConfiguration.validate( @ Nullable Object target , Errors erro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bstractMessageBrokerConfiguration.userDestinationResolver( SimpUserRegistry userRegistry , AbstractSubscribableChannel clientInboundChannel , AbstractSubscribableChannel clientOutboundChanne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AbstractMessageBrokerConfiguration.brokerMessagingTemplate( AbstractSubscribableChannel brokerChannel , AbstractSubscribableChannel clientInboundChannel , AbstractSubscribableChannel clientOutboundChannel , CompositeMessageConverter brokerMessageConvert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AbstractMessageBrokerConfiguration.getClientOutboundChannelRegistratio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AbstractMessageBrokerConfiguration.brokerChannel( AbstractSubscribableChannel clientInboundChannel , AbstractSubscribableChannel clientOutboundChannel , @ Qualifier ( "brokerChannelExecutor" ) TaskExecutor executo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AbstractMessageBrokerConfiguration.AbstractMessageBrokerConfigur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bstractMessageBrokerConfiguration.clientOutboundChannel( @ Qualifier ( "clientOutboundChannelExecutor" ) TaskExecutor executo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AbstractMessageBrokerConfiguration.addReturnValueHandlers( List &lt; HandlerMethodReturnValueHandler &gt; returnValueHandl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bstractMessageBrokerConfiguration.brokerChannelExecutor( AbstractSubscribableChannel clientInboundChannel , AbstractSubscribableChannel clientOutboundChanne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AbstractMessageBrokerConfiguration.userRegistry( AbstractSubscribableChannel clientInboundChannel , AbstractSubscribableChannel clientOutboundChanne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bstractMessageBrokerConfiguration.stompBrokerRelayMessageHandler( AbstractSubscribableChannel clientInboundChannel , AbstractSubscribableChannel clientOutboundChannel , AbstractSubscribableChannel brokerChannel , UserDestinationMessageHandler userDestinationMessageHandler , @ Nullable MessageHandler userRegistryMessageHandler , UserDestinationResolver userDestinationResolver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AbstractMessageBrokerConfiguration.brokerMessageConverter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0">
            <text:p text:style-name="Table_20_Contents">0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AbstractMessageBrokerConfiguration.configureMessageConverters( List &lt; MessageConverter &gt; messageConvert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MessageBrokerConfiguration.setApplicationContext( @ Nullable ApplicationContext application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MessageBrokerConfiguration.userRegistryMessageHandler( AbstractSubscribableChannel clientInboundChannel , AbstractSubscribableChannel clientOutboundChannel , SimpUserRegistry userRegistry , SimpMessagingTemplate brokerMessagingTemplate , @ Qualifier ( "messageBrokerTaskScheduler" ) TaskScheduler schedul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AbstractMessageBrokerConfiguration.getPathMatcher( AbstractSubscribableChannel clientInboundChannel , AbstractSubscribableChannel clientOutboundChann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AbstractMessageBrokerConfiguration.updateUserDestinationResolver( AbstractBrokerMessageHandler handler , UserDestinationResolver userDestinationResolver , @ Nullable String userDestinationPrefix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AbstractMessageBrokerConfiguration.clientOutboundChannelExecu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bstractMessageBrokerConfiguration.createJacksonConver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bstractMessageBrokerConfiguration.userDestinationMessageHandler( AbstractSubscribableChannel clientInboundChannel , AbstractSubscribableChannel clientOutboundChannel , AbstractSubscribableChannel brokerChannel , UserDestinationResolver userDestinationResolv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AbstractMessageBrokerConfiguration.messageBrokerTaskSchedu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bstractMessageBrokerConfiguration.simpleBrokerMessageHandler( AbstractSubscribableChannel clientInboundChannel , AbstractSubscribableChannel clientOutboundChannel , AbstractSubscribableChannel brokerChannel , UserDestinationResolver userDestinationResolv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AbstractMessageBrokerConfiguration.createAnnotationMethodMessageHandler( AbstractSubscribableChannel clientInboundChannel , AbstractSubscribableChannel clientOutboundChannel , SimpMessagingTemplate brokerMessagingTempl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MessageBrokerConfiguration.clientInboundChannel( @ Qualifier ( "clientInboundChannelExecutor" ) TaskExecutor executo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AbstractMessageBrokerConfiguration.configureMessageBroker( MessageBrokerRegistry regist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bstractMessageBrokerConfiguration.getBrokerRegistry( AbstractSubscribableChannel clientInboundChannel , AbstractSubscribableChannel clientOutboundChanne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bstractMessageBrokerConfiguration.getClientInboundChannelRegistratio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AbstractMessageBrokerConfiguration.simpValidator( )</text:p>
          </table:table-cell>
          <table:table-cell office:value-type="float" office:value="7">
            <text:p text:style-name="Table_20_Contents">7</text:p>
          </table:table-cell>
          <table:table-cell office:value-type="float" office:value="3">
            <text:p text:style-name="Table_20_Contents">3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AbstractMessageBrokerConfiguration.clientInboundChannelExecu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bstractMessageBrokerConfiguration.supports( Class &lt; ? &gt; clazz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